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MessageBrokerStatsTests.sockJsTaskSchedulerWithThreadPool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MessageBrokerStatsTests.sockJsTaskSchedulerWithMocked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MessageBrokerStatsTests.inboundAndOutboundChannelsWithThreadPool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MessageBrokerStatsTests.nu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MessageBrokerStatsTests.inboundAndOutboundChannelsWithMocked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